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Heading_20_1" style:list-style-name="WWNum1" style:master-page-name="First_20_Page">
      <style:paragraph-properties style:page-number="auto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c4ede"/>
    </style:style>
    <style:style style:name="T4" style:family="text">
      <style:text-properties fo:font-variant="normal" fo:text-transform="none" fo:color="#24292e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" fo:font-size="8.2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6085478" text:style-name="WWNum1">
        <text:list-header>
          <text:h text:style-name="P6" text:outline-level="1">Molde</text:h>
        </text:list-header>
      </text:list>
      <text:list xml:id="list1941913533" text:style-name="Outline">
        <text:list-item>
          <text:h text:style-name="Heading_20_1" text:outline-level="1">Android Estudio V3.0.17/Flutter</text:h>
        </text:list-item>
      </text:list>
      <text:p text:style-name="Standard"/>
      <text:p text:style-name="Standard">Objetivo:</text:p>
      <text:p text:style-name="Standard"/>
      <text:p text:style-name="Standard">F.Creación: 5-6-2018</text:p>
      <text:p text:style-name="Standard"/>
      <text:p text:style-name="P1">Link de Intere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imo Meza </text:p>
      <text:p text:style-name="P1">max82574971@gmail.com</text:p>
      <text:p text:style-name="P1"/>
      <text:p text:style-name="P1"/>
      <text:p text:style-name="P1"><text:soft-page-break/><text:a xlink:type="simple" xlink:href="https://github.com/flutter/flutter/issues/16463" text:style-name="Internet_20_link" text:visited-style-name="Visited_20_Internet_20_Link"><text:span text:style-name="T3">Poner la última versión</text:span></text:a></text:p>
      <text:p text:style-name="P3"><text:span text:style-name="T4">Quit the </text:span><text:span text:style-name="Source_20_Text"><text:span text:style-name="T5">flutter run</text:span></text:span><text:span text:style-name="T4"> (terminal) or debug session (IDE).</text:span></text:p>
      <text:list xml:id="list3518249332" text:style-name="L1">
        <text:list-item>
          <text:p text:style-name="P4"><text:span text:style-name="T4">In pubspec.yaml, make sure the google_sign_in dependency constraint is set thusly: </text:span><text:span text:style-name="Source_20_Text"><text:span text:style-name="T5">google_sign_in: ^3.0.0</text:span></text:span></text:p>
        </text:list-item>
        <text:list-item>
          <text:p text:style-name="P4"><text:span text:style-name="T4">In the terminal, run </text:span><text:span text:style-name="Source_20_Text"><text:span text:style-name="T5">flutter packages upgrade</text:span></text:span><text:span text:style-name="T4"> followed by a </text:span><text:span text:style-name="Source_20_Text"><text:span text:style-name="T5">flutter clean</text:span></text:span></text:p>
        </text:list-item>
      </text:list>
      <text:p text:style-name="P1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2</meta:editing-cycles>
    <meta:creation-date>2018-03-07T12:45:00</meta:creation-date>
    <dc:date>2018-07-05T15:13:29.134000000</dc:date>
    <meta:editing-duration>PT39M49S</meta:editing-duration>
    <meta:generator>LibreOffice/6.0.4.2$Windows_X86_64 LibreOffice_project/9b0d9b32d5dcda91d2f1a96dc04c645c450872bf</meta:generator>
    <meta:document-statistic meta:table-count="0" meta:image-count="0" meta:object-count="0" meta:page-count="3" meta:paragraph-count="12" meta:word-count="59" meta:character-count="411" meta:non-whitespace-character-count="3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